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s://www.linkedin.com/company/260214/" text:style-name="Internet_20_link" text:visited-style-name="Visited_20_Internet_20_Link">Chef de Projet Big Data</text:a></text:h>
      <text:h text:style-name="Heading_20_4" text:outline-level="4"><text:a xlink:type="simple" xlink:href="https://www.linkedin.com/company/260214/" text:style-name="Internet_20_link" text:visited-style-name="Visited_20_Internet_20_Link">Nom de l’entreprise Groupe PSA </text:a></text:h>
      <text:h text:style-name="Heading_20_4" text:outline-level="4"><text:a xlink:type="simple" xlink:href="https://www.linkedin.com/company/260214/" text:style-name="Internet_20_link" text:visited-style-name="Visited_20_Internet_20_Link">Dates d’emploi nov. 2016 – Aujourd’hui </text:a></text:h>
      <text:h text:style-name="Heading_20_4" text:outline-level="4"><text:a xlink:type="simple" xlink:href="https://www.linkedin.com/company/260214/" text:style-name="Internet_20_link" text:visited-style-name="Visited_20_Internet_20_Link">Durée d’emploi 1 an 11 mois </text:a></text:h>
      <text:h text:style-name="Heading_20_4" text:outline-level="4"><text:a xlink:type="simple" xlink:href="https://www.linkedin.com/company/260214/" text:style-name="Internet_20_link" text:visited-style-name="Visited_20_Internet_20_Link">Lieu Poissy </text:a></text:h>
      <text:section text:style-name="Sect1" text:name="ember8511">
        <text:p text:style-name="Text_20_body"><text:bookmark text:name="ember8513"/>BIG DATA : Dans le cadre de réalisation de développements demandés pour des systèmes d’informations mutualisés dans le contexte de la BIG DATA. La mise en œuvre des outils &amp; méthodes de mesure sur les dispositifs digitaux et le pilotage du déploiement de manière à garantir la fiabilité et l’uniformité des données.<text:line-break/><text:line-break/>Activités :<text:line-break/><text:line-break/>- Pilotage et accompagnement des équipes intervenantes,<text:line-break/>- Suivi quotidien du bon déroulement du projet Extract/Transform/Load,<text:line-break/>- Pilotage des interventions quotidiennes afin d’assurer la qualité des données,<text:line-break/>- Vérification de l’adéquation des besoins fonctionnels dans un contexte de besoins techniques,<text:line-break/>- Pilotage de la mise en place des nouvelles versions,<text:line-break/>- Pilotage de la recette,<text:line-break/>- Validation et publication : Nouvelles versions, Résultats, Temps de traitement…<text:line-break/>- Assistance aux MOA et MOE clientes des outils référentiels.<text:line-break/><text:line-break/>Environnement technique :<text:line-break/>. JIRA : recette et suivi des anomalies,<text:line-break/>. SDI : ordre de changement dans l’environnement BIG DATA,<text:line-break/>. HADOOP, HBASE, JAVA, ORACLE (EXADATA),<text:line-break/>. IBM infosphere Datastage 9.1,<text:line-break/>. Putty, Filezilla, SQL Développer, Eclipse…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Heading_20_3" text:outline-level="3"><text:soft-page-break/><text:a xlink:type="simple" xlink:href="https://www.linkedin.com/company/11305/" text:style-name="Internet_20_link" text:visited-style-name="Visited_20_Internet_20_Link"/></text:h>
        <text:h text:style-name="Heading_20_1" text:outline-level="1">Ousmane Camara </text:h>
        <text:p text:style-name="Text_20_body">relation de 2e niveau2e </text:p>
        <text:h text:style-name="Heading_20_2" text:outline-level="2"/>
        <text:h text:style-name="Heading_20_2" text:outline-level="2"><text:s/>&amp; Data Science chez LCL </text:h>
        <text:p text:style-name="Text_20_body"/>
        <text:h text:style-name="Heading_20_3" text:outline-level="3"><text:bookmark text:name="ember6200"/><text:a xlink:type="simple" xlink:href="https://www.linkedin.com/company/11305/" text:style-name="Internet_20_link" text:visited-style-name="Visited_20_Internet_20_Link">BIG DATA ENGINEER &amp; DEVELOPER - Consultant Engineer in BIG DATA &amp; Data Science </text:a></text:h>
        <text:h text:style-name="Heading_20_4" text:outline-level="4"><text:a xlink:type="simple" xlink:href="https://www.linkedin.com/company/11305/" text:style-name="Internet_20_link" text:visited-style-name="Visited_20_Internet_20_Link">Nom de l’entreprise LCL </text:a></text:h>
        <text:h text:style-name="Heading_20_4" text:outline-level="4"><text:a xlink:type="simple" xlink:href="https://www.linkedin.com/company/11305/" text:style-name="Internet_20_link" text:visited-style-name="Visited_20_Internet_20_Link">Dates d’emploi mars 2018 – Aujourd’hui </text:a></text:h>
        <text:h text:style-name="Heading_20_4" text:outline-level="4"><text:a xlink:type="simple" xlink:href="https://www.linkedin.com/company/11305/" text:style-name="Internet_20_link" text:visited-style-name="Visited_20_Internet_20_Link">Durée d’emploi 7 mois </text:a></text:h>
        <text:h text:style-name="Heading_20_4" text:outline-level="4"><text:a xlink:type="simple" xlink:href="https://www.linkedin.com/company/11305/" text:style-name="Internet_20_link" text:visited-style-name="Visited_20_Internet_20_Link">Lieu Région de Paris, France </text:a></text:h>
        <text:section text:style-name="Sect1" text:name="ember6207">
          <text:p text:style-name="Text_20_body"><text:bookmark text:name="ember6209"/>Développement BIG DATA, ingestion et gestion de données massives issues de sources diverses.<text:line-break/><text:line-break/>Objectif: <text:line-break/><text:line-break/>1-) Équipements PI: Identifier les clients détenteurs d'équipements bancaires (cartes, chèques et comptes bancaires) ayant souscrit à des prêts immobiliers et leur proposer de nouveaux produits bancaires.<text:line-break/><text:line-break/>- Participation de chaque client à un contrat<text:line-break/>- Référentiels et catégories d'offres (Banque au quotidien, Assurances, Épargne &amp; Crédits)<text:line-break/>- Équipements client<text:line-break/>- Mobilités bancaires <text:line-break/>- Prêts immobiliers <text:line-break/><text:line-break/>2-) Avantages + : Gestion de la relation client &amp; fidélisation voix clients<text:line-break/><text:line-break/>- Adhérents <text:line-break/>- Cashback<text:line-break/>- Données signalétiques<text:line-break/>- Appels Web Services (sites marchands, super-marchands et offres)<text:line-break/>- Calcul d'indicateurs et construction de Datamart<text:line-break/><text:line-break/>Frameworks : Hadoop &amp; Spark<text:line-break/>Distribution : MapR<text:line-break/>Langages : Java, Scala, Shell<text:line-break/>Autres : Hive, Elastic Search, Kakfa, Zeppelin, Jupyter, Sqoop, Dollar Universe ($u), Hue, Oozie, <text:soft-page-break/>Dataiku, Qlik View, Base Teradara, DBeaver, etc</text:p>
        </text:section>
        <text:p text:style-name="Text_20_body"/>
        <text:p text:style-name="Text_20_body"/>
        <text:p text:style-name="Text_20_body"/>
        <text:p text:style-name="Text_20_body"/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ssiba derrouiche</meta:initial-creator>
    <meta:creation-date>2018-09-26T15:19:57.33</meta:creation-date>
    <dc:date>2018-09-28T17:51:47.33</dc:date>
    <dc:creator>hassiba derrouiche</dc:creator>
    <meta:editing-duration>PT18H15M15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3" meta:paragraph-count="15" meta:word-count="376" meta:character-count="2475"/>
  </office:meta>
</office:document-meta>
</file>